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0f5978" officeooo:paragraph-rsid="000f5978"/>
    </style:style>
    <style:style style:name="P2" style:family="paragraph" style:parent-style-name="Text_20_body">
      <style:text-properties officeooo:paragraph-rsid="000f5978"/>
    </style:style>
    <style:style style:name="P3" style:family="paragraph" style:parent-style-name="Text_20_body">
      <style:text-properties fo:font-weight="normal" officeooo:rsid="000f5978" officeooo:paragraph-rsid="000f5978" style:font-weight-asian="normal" style:font-weight-complex="normal"/>
    </style:style>
    <style:style style:name="P4" style:family="paragraph" style:parent-style-name="Text_20_body">
      <style:text-properties fo:font-weight="normal" officeooo:rsid="00114aec" officeooo:paragraph-rsid="00114aec" style:font-weight-asian="normal" style:font-weight-complex="normal"/>
    </style:style>
    <style:style style:name="P5" style:family="paragraph" style:parent-style-name="Text_20_body">
      <style:text-properties fo:font-weight="normal" officeooo:rsid="00114aec" officeooo:paragraph-rsid="0013c83d" style:font-weight-asian="normal" style:font-weight-complex="normal"/>
    </style:style>
    <style:style style:name="P6" style:family="paragraph" style:parent-style-name="Text_20_body">
      <style:text-properties officeooo:paragraph-rsid="00114aec"/>
    </style:style>
    <style:style style:name="P7" style:family="paragraph" style:parent-style-name="Text_20_body">
      <style:text-properties officeooo:rsid="0013160d" officeooo:paragraph-rsid="0013160d"/>
    </style:style>
    <style:style style:name="P8" style:family="paragraph" style:parent-style-name="Subtitle">
      <style:text-properties officeooo:rsid="000f5978" officeooo:paragraph-rsid="000f5978"/>
    </style:style>
    <style:style style:name="P9" style:family="paragraph" style:parent-style-name="Heading_20_1">
      <style:text-properties officeooo:rsid="000f5978" officeooo:paragraph-rsid="000f5978"/>
    </style:style>
    <style:style style:name="P10" style:family="paragraph" style:parent-style-name="Heading_20_1">
      <style:text-properties fo:font-weight="bold" officeooo:rsid="000f5978" officeooo:paragraph-rsid="000f5978" style:font-weight-asian="bold" style:font-weight-complex="bold"/>
    </style:style>
    <style:style style:name="P11" style:family="paragraph" style:parent-style-name="Heading_20_1">
      <style:text-properties fo:font-weight="bold" officeooo:rsid="00114aec" officeooo:paragraph-rsid="00114aec" style:font-weight-asian="bold" style:font-weight-complex="bold"/>
    </style:style>
    <style:style style:name="P12" style:family="paragraph" style:parent-style-name="Heading_20_1">
      <style:text-properties officeooo:rsid="0013160d" officeooo:paragraph-rsid="0013160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5978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14aec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13160d"/>
    </style:style>
    <style:style style:name="T7" style:family="text">
      <style:text-properties style:text-underline-style="none"/>
    </style:style>
    <style:style style:name="T8" style:family="text">
      <style:text-properties style:text-underline-style="none" fo:font-weight="bold" officeooo:rsid="00114aec" style:font-weight-asian="bold" style:font-weight-complex="bold"/>
    </style:style>
    <style:style style:name="T9" style:family="text">
      <style:text-properties style:text-underline-style="none" officeooo:rsid="0013160d"/>
    </style:style>
    <style:style style:name="T10" style:family="text">
      <style:text-properties style:text-underline-style="none" officeooo:rsid="0013c83d"/>
    </style:style>
    <style:style style:name="T11" style:family="text">
      <style:text-properties fo:font-style="italic" style:text-underline-style="none" officeooo:rsid="0013160d" style:font-style-asian="italic" style:font-style-complex="italic"/>
    </style:style>
    <style:style style:name="T12" style:family="text">
      <style:text-properties fo:font-style="normal" style:text-underline-style="none" officeooo:rsid="0013160d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Big Excercise 4 – Distributed Modulo operation</text:p>
      <text:p text:style-name="Text_20_body"/>
      <text:p text:style-name="P8">Documentation</text:p>
      <text:h text:style-name="P9" text:outline-level="1">What's the big idea?</text:h>
      <text:p text:style-name="P2"/>
      <text:p text:style-name="P1">My program consists of two parts:</text:p>
      <text:p text:style-name="P1"><text:tab/><text:span text:style-name="T1">Module A</text:span><text:span text:style-name="T3"> takes two integers as arguments, the dividend and the divisor, and returns the result of a modulo operation of them. However, the actual operation is done on one or more Module Bs. A will get the solution from every B it calls and will accept it, if every B returns the same value. If the values are not the same, it will call all Bs again.</text:span></text:p>
      <text:p text:style-name="P1"><text:span text:style-name="T3"><text:tab/></text:span><text:span text:style-name="T1">Module B </text:span><text:span text:style-name="T3">takes port number as an argument and listens for messages which have to be in the form of 'integer%integer', for example 42%20. It then returns modulo of the two integers.</text:span></text:p>
      <text:p text:style-name="P1"><text:span text:style-name="T3"/></text:p>
      <text:p text:style-name="P1"><text:span text:style-name="T3">The gist of the excercise and my rather silly program is the fact that it contains three different faults.</text:span></text:p>
      <text:p text:style-name="P1"><text:span text:style-name="T3"/></text:p>
      <text:h text:style-name="P10" text:outline-level="1">The faults</text:h>
      <text:p text:style-name="P2"><text:span text:style-name="T2"/></text:p>
      <text:p text:style-name="P3">The program contains three different faults (Though, the minimal error checking assumes that the configuration file and all of the inputs are correct, so beware<text:span text:style-name="T4">).</text:span></text:p>
      <text:p text:style-name="P4">Module B performs the modulo operation correctly <text:span text:style-name="T5">80% of time.</text:span><text:span text:style-name="T7"> However, there's a 10% chance that the result is off by one. There's also another 10% chance that B returns an error message.</text:span></text:p>
      <text:p text:style-name="P4"><text:span text:style-name="T7">If B returns an error message, A is programmed to be unable to handle it. If </text:span><text:span text:style-name="T10">an e</text:span><text:span text:style-name="T7">rror occurs, A will exit with a status code 1. This is the fault that propagates to user as a failure.</text:span></text:p>
      <text:p text:style-name="P4"><text:span text:style-name="T7">If one or many Bs returns a value that differs from at least one other returned value, the error will be handled by A and it will request the computation again from every B. This is the error tolerated by A.</text:span></text:p>
      <text:p text:style-name="P4"><text:span text:style-name="T7">However, if every B should happen to return the same wrong value (Chance to happen 0,1% with 3 Bs) A would accept the solution. This is the latent fault A won't be able to detect.</text:span></text:p>
      <text:p text:style-name="P4"><text:span text:style-name="T7"/></text:p>
      <text:h text:style-name="P11" text:outline-level="1"><text:span text:style-name="T7">How to run</text:span></text:h>
      <text:p text:style-name="P6"><text:span text:style-name="T8"/></text:p>
      <text:p text:style-name="P5"><text:span text:style-name="T7">Compile both modules A and B (</text:span><text:span text:style-name="T9">src/A/A.java and src/B/B.java). Run a </text:span><text:span text:style-name="T6">considerate</text:span><text:span text:style-name="T11"> </text:span><text:span text:style-name="T12">number of Bs if you ever want to get a solution instead of an error. (I have used 3). The command is java B.B &lt;port number&gt;.</text:span><text:span text:style-name="T9"> Run A with java A.A &lt;integer&gt; &lt;integer&gt;. Notice the space. Be sure to replace the </text:span><text:soft-page-break/><text:span text:style-name="T9">contents of the configuration file (configuration.txt) with the locations of B modules. By default there </text:span><text:span text:style-name="T10">are</text:span><text:span text:style-name="T9"> 3 Bs configured to run on localhost ports 1024, 1025 and 1026. The addresses are each configured on their own lines. The format is 'ip:port'. Example: 127.0.0.1:1024. </text:span></text:p>
      <text:p text:style-name="P5"><text:span text:style-name="T9"><text:s/></text:span><text:span text:style-name="T10">The modules produce a</text:span><text:span text:style-name="T9"> few extra prints for debugging and seeing which values are returned.</text:span></text:p>
      <text:p text:style-name="P4"><text:span text:style-name="T9"/></text:p>
      <text:h text:style-name="P12" text:outline-level="1"><text:span text:style-name="T7">Notes</text:span></text:h>
      <text:p text:style-name="P7"><text:span text:style-name="T7">The program has minimal error checking and assumes that the user is not up to shenaningans. If something does not work, check your inputs and the configuration file correctness.</text:span></text:p>
      <text:p text:style-name="P7"><text:span text:style-name="T7">The program source code can be found at </text:span><text:a xlink:type="simple" xlink:href="https://github.com/Fleuri/BigExcercise4ModuleA"><text:span text:style-name="T5">https://github.com/Fleuri/BigExcercise4ModuleA</text:span></text:a></text:p>
      <text:p text:style-name="P7"><text:span text:style-name="T7"/></text:p>
      <text:p text:style-name="P7"><text:span text:style-name="T7">- Lauri "Fleuri" Suomalaine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5M21S</meta:editing-duration>
    <meta:editing-cycles>4</meta:editing-cycles>
    <meta:generator>LibreOffice/4.2.2.1$Windows_x86 LibreOffice_project/3be8cda0bddd8e430d8cda1ebfd581265cca5a0f</meta:generator>
    <dc:date>2015-12-12T22:34:25.391000000</dc:date>
    <meta:document-statistic meta:table-count="0" meta:image-count="0" meta:object-count="0" meta:page-count="2" meta:paragraph-count="20" meta:word-count="467" meta:character-count="2637" meta:non-whitespace-character-count="2185"/>
    <meta:user-defined meta:name="Info 1"/>
    <meta:user-defined meta:name="Info 2"/>
    <meta:user-defined meta:name="Info 3"/>
    <meta:user-defined meta:name="Info 4"/>
  </office:meta>
</office:document-meta>
</file>